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2.081cm" svg:height="6.487cm" svg:x="25.555cm" svg:y="3.247cm">
            <draw:object draw:notify-on-update-of-ranges="Sheet1.J6:Sheet1.J23 Sheet1.K6:Sheet1.K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MPLEX([.B2];0)" office:value-type="string" office:string-value="50" calcext:value-type="string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table:formula="of:=IMAGINARY([.D8])/[.B9]" office:value-type="float" office:value="155.037597454656" calcext:value-type="float">
            <text:p>155.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minal X</text:p>
          </table:table-cell>
          <table:table-cell table:formula="of:=2*PI()*[.D4]*[.B8]/1000" office:value-type="float" office:value="170.211489971495" calcext:value-type="float">
            <text:p>170.21</text:p>
          </table:table-cell>
          <table:table-cell office:value-type="string" calcext:value-type="string">
            <text:p>at nominal f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bandwidth</text:p>
          </table:table-cell>
          <table:table-cell table:formula="of:=[.D4]/[.B3]" office:value-type="float" office:value="49.9233742464548" calcext:value-type="float">
            <text:p>49.92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req</text:p>
          </table:table-cell>
          <table:table-cell table:style-name="ce1" office:value-type="float" office:value="7050" calcext:value-type="float">
            <text:p>70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 s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pf</text:p>
          </table:table-cell>
          <table:table-cell table:formula="of:=COMPLEX(0;-1/2/PI()/[.B6]/[.B5]*1000000000)" office:value-type="string" office:string-value="-903.006769315718i" calcext:value-type="string">
            <text:p>-903.006769315718i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 p</text:p>
          </table:table-cell>
          <table:table-cell table:formula="of:=-1/2/PI()/[.B5]/IMAGINARY([.D7])*1000000000" office:value-type="float" office:value="120.806498725106" calcext:value-type="float">
            <text:p>120.81</text:p>
          </table:table-cell>
          <table:table-cell/>
          <table:table-cell table:formula="of:=COMPLEX(0;-[.B4]*[.D4]/[.B5])" office:value-type="string" office:string-value="-186.870486862322i" calcext:value-type="string">
            <text:p>-186.870486862322i</text:p>
          </table:table-cell>
          <table:table-cell table:number-columns-repeated="5"/>
          <table:table-cell office:value-type="float" office:value="6650" calcext:value-type="float">
            <text:p>665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COMPLEX(0;[.B4]*[.B5]/[.D4])" office:value-type="string" office:string-value="155.037597454656i" calcext:value-type="string">
            <text:p>155.037597454656i</text:p>
          </table:table-cell>
          <table:table-cell table:number-columns-repeated="5"/>
          <table:table-cell office:value-type="float" office:value="6700" calcext:value-type="float">
            <text:p>67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9889" calcext:value-type="float">
            <text:p>9889</text:p>
          </table:table-cell>
        </table:table-row>
        <table:table-row table:style-name="ro1">
          <table:table-cell office:value-type="string" calcext:value-type="string">
            <text:p>R rad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PLEX([.B9];0)" office:value-type="string" office:string-value="1" calcext:value-type="string">
            <text:p>1</text:p>
          </table:table-cell>
          <table:table-cell table:number-columns-repeated="5"/>
          <table:table-cell office:value-type="float" office:value="6750" calcext:value-type="float">
            <text:p>675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table:number-columns-repeated="2"/>
          <table:table-cell table:formula="of:=IMSUM([.D6];IMDIV(1;IMSUM(IMDIV(1;[.D7]);IMDIV(1;IMSUM([.D9];[.D8])))))" office:value-type="string" office:string-value="34.4271398955626+6.03808073964706i" calcext:value-type="string">
            <text:p>34.4271398955626+6.03808073964706i</text:p>
          </table:table-cell>
          <table:table-cell table:number-columns-repeated="5"/>
          <table:table-cell office:value-type="float" office:value="6800" calcext:value-type="float">
            <text:p>680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6850" calcext:value-type="float">
            <text:p>685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Wavelength</text:p>
          </table:table-cell>
          <table:table-cell table:formula="of:=300000/[.B5]" office:value-type="float" office:value="42.5531914893617" calcext:value-type="float">
            <text:p>42.55</text:p>
          </table:table-cell>
          <table:table-cell table:number-columns-repeated="7"/>
          <table:table-cell office:value-type="float" office:value="6900" calcext:value-type="float">
            <text:p>690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hase diff</text:p>
          </table:table-cell>
          <table:table-cell table:formula="of:=[.B11]/[.B12]*2*PI()" office:value-type="float" office:value="3.24840680381185" calcext:value-type="float">
            <text:p>3.25</text:p>
          </table:table-cell>
          <table:table-cell table:number-columns-repeated="7"/>
          <table:table-cell office:value-type="float" office:value="6950" calcext:value-type="float">
            <text:p>695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jTan</text:p>
          </table:table-cell>
          <table:table-cell table:number-columns-repeated="2"/>
          <table:table-cell table:formula="of:=COMPLEX(0;TAN([.B13]))" office:value-type="string" office:string-value="0.107222236273887i" calcext:value-type="string">
            <text:p>0.107222236273887i</text:p>
          </table:table-cell>
          <table:table-cell table:number-columns-repeated="5"/>
          <table:table-cell office:value-type="float" office:value="7000" calcext:value-type="float">
            <text:p>70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office:value-type="float" office:value="7050" calcext:value-type="float">
            <text:p>70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Numerator</text:p>
          </table:table-cell>
          <table:table-cell table:number-columns-repeated="2"/>
          <table:table-cell table:formula="of:=IMSUM([.D10];IMPRODUCT([.D2];[.D14]))" office:value-type="string" office:string-value="34.4271398955626+11.3991925533414i" calcext:value-type="string">
            <text:p>34.4271398955626+11.3991925533414i</text:p>
          </table:table-cell>
          <table:table-cell table:number-columns-repeated="5"/>
          <table:table-cell office:value-type="float" office:value="7100" calcext:value-type="float">
            <text:p>71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Denominator</text:p>
          </table:table-cell>
          <table:table-cell table:number-columns-repeated="2"/>
          <table:table-cell table:formula="of:=IMSUM([.D2];IMPRODUCT([.D10];[.D14]))" office:value-type="string" office:string-value="49.3525834802928+3.69135492811618i" calcext:value-type="string">
            <text:p>49.3525834802928+3.69135492811618i</text:p>
          </table:table-cell>
          <table:table-cell table:number-columns-repeated="5"/>
          <table:table-cell office:value-type="float" office:value="7150" calcext:value-type="float">
            <text:p>715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Z in</text:p>
          </table:table-cell>
          <table:table-cell table:number-columns-repeated="2"/>
          <table:table-cell table:formula="of:=IMPRODUCT([.D2];[.D16];IMDIV(1;[.D17]))" office:value-type="string" office:string-value="35.5437105296178+8.89021699978953i" calcext:value-type="string">
            <text:p>35.5437105296178+8.89021699978953i</text:p>
          </table:table-cell>
          <table:table-cell table:number-columns-repeated="5"/>
          <table:table-cell office:value-type="float" office:value="7200" calcext:value-type="float">
            <text:p>72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office:value-type="float" office:value="7250" calcext:value-type="float">
            <text:p>725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gn Z</text:p>
          </table:table-cell>
          <table:table-cell/>
          <table:table-cell table:formula="of:=IMABS([.D18])" office:value-type="float" office:value="36.6386587707112" calcext:value-type="float">
            <text:p>36.64</text:p>
          </table:table-cell>
          <table:table-cell table:number-columns-repeated="6"/>
          <table:table-cell office:value-type="float" office:value="7300" calcext:value-type="float">
            <text:p>73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office:value-type="float" office:value="7350" calcext:value-type="float">
            <text:p>735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office:value-type="float" office:value="7400" calcext:value-type="float">
            <text:p>7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9"/>
          <table:table-cell office:value-type="float" office:value="7450" calcext:value-type="float">
            <text:p>745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ransmission line characteristic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hort at 22m</text:p>
          </table:table-cell>
          <table:table-cell office:value-type="string" calcext:value-type="string">
            <text:p>open at 22m</text:p>
          </table:table-cell>
          <table:table-cell table:number-columns-repeated="4"/>
          <table:table-cell office:value-type="string" calcext:value-type="string">
            <text:p>With a high-impedance load, the transmission line has a peak at 6700 and a null at 10000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658" calcext:value-type="float">
            <text:p>5658</text:p>
          </table:table-cell>
          <table:table-cell table:number-columns-repeated="10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0000-00-00T00:00:01.940950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8S</meta:editing-duration>
    <meta:editing-cycles>14</meta:editing-cycles>
    <meta:generator>LibreOffice/4.1.2.3$Windows_x86 LibreOffice_project/40b2d7fde7e8d2d7bc5a449dc65df4d08a7dd38</meta:generator>
    <dc:date>2014-10-01T23:19:55.421000000</dc:date>
    <meta:document-statistic meta:table-count="3" meta:cell-count="123" meta:object-count="1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82cm" svg:height="6.488cm" xlink:href=".." xlink:type="simple" chart:class="chart:scatter" chart:style-name="ch1">
        <chart:legend chart:legend-position="end" svg:x="9.23cm" svg:y="2.932cm" style:legend-expansion="high" chart:style-name="ch2"/>
        <chart:plot-area chart:style-name="ch3" table:cell-range-address="Sheet1.J6:Sheet1.K23" svg:x="0.691cm" svg:y="0.651cm" svg:width="8.057cm" svg:height="5.288cm">
          <chartooo:coordinate-region svg:x="1.498cm" svg:y="0.863cm" svg:width="6.878cm" svg:height="4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6:Sheet1.K23" chart:class="chart:scatter">
            <chart:domain table:cell-range-address="Sheet1.J6:Sheet1.J23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0">
                <text:p>6600</text:p>
                <draw:g>
                  <svg:desc>Sheet1.J6:Sheet1.J23</svg:desc>
                </draw:g>
              </table:table-cell>
              <table:table-cell office:value-type="float" office:value="NaN">
                <text:p>NaN</text:p>
                <draw:g>
                  <svg:desc>Sheet1.K6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0">
                <text:p>680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0">
                <text:p>685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00">
                <text:p>69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50">
                <text:p>69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50">
                <text:p>70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00">
                <text:p>710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50">
                <text:p>715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0">
                <text:p>72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50">
                <text:p>72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00">
                <text:p>73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50">
                <text:p>73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00">
                <text:p>7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50">
                <text:p>7450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